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34cm"/>
    </style:style>
    <style:style style:name="co2" style:family="table-column">
      <style:table-column-properties fo:break-before="auto" style:column-width="3.634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.609cm"/>
    </style:style>
    <style:style style:name="co7" style:family="table-column">
      <style:table-column-properties fo:break-before="auto" style:column-width="3.21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>
            <text:p>Материал</text:p>
          </table:table-cell>
          <table:table-cell table:style-name="ce2" office:value-type="string">
            <text:p>кгс/мм2 (10 Мпа)</text:p>
          </table:table-cell>
          <table:table-cell table:style-name="ce3" office:value-type="string">
            <text:p>Дж/м3 </text:p>
          </table:table-cell>
          <table:table-cell table:style-name="ce3" office:value-type="string">
            <text:p>Дж/мм3 </text:p>
          </table:table-cell>
          <table:table-cell table:style-name="ce1" office:value-type="string">
            <text:p>кг</text:p>
          </table:table-cell>
          <table:table-cell table:style-name="ce1" office:value-type="string">
            <text:p>м/с</text:p>
          </table:table-cell>
          <table:table-cell table:style-name="ce1" office:value-type="string">
            <text:p>Дж</text:p>
          </table:table-cell>
          <table:table-cell/>
          <table:table-cell table:style-name="ce1" table:number-columns-repeated="2"/>
        </table:table-row>
        <table:table-row table:style-name="ro2">
          <table:table-cell office:value-type="string">
            <text:p>Железо</text:p>
          </table:table-cell>
          <table:table-cell office:value-type="float" office:value="1300">
            <text:p>1300</text:p>
          </table:table-cell>
          <table:table-cell table:formula="of:=[.B2]*10000000" office:value-type="float" office:value="13000000000">
            <text:p>13000000000</text:p>
          </table:table-cell>
          <table:table-cell table:formula="of:=[.C2]/1000000000" office:value-type="float" office:value="13">
            <text:p>13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2]/([.F2]*[.F2]*[.F2])*[.E2]" office:value-type="float" office:value="144.580362837099">
            <text:p>144,5803628371</text:p>
          </table:table-cell>
          <table:table-cell table:number-columns-repeated="3"/>
        </table:table-row>
        <table:table-row table:style-name="ro2">
          <table:table-cell office:value-type="string">
            <text:p>Сталь 45</text:p>
          </table:table-cell>
          <table:table-cell office:value-type="float" office:value="600">
            <text:p>600</text:p>
          </table:table-cell>
          <table:table-cell table:formula="of:=[.B3]*10000000" office:value-type="float" office:value="6000000000">
            <text:p>6000000000</text:p>
          </table:table-cell>
          <table:table-cell table:formula="of:=[.C3]/1000000000" office:value-type="float" office:value="6">
            <text:p>6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3]/([.F3]*[.F3]*[.F3])*[.E3]" office:value-type="float" office:value="66.7293982325073">
            <text:p>66,7293982325</text:p>
          </table:table-cell>
          <table:table-cell table:number-columns-repeated="3"/>
        </table:table-row>
        <table:table-row table:style-name="ro2">
          <table:table-cell office:value-type="string">
            <text:p>чугун</text:p>
          </table:table-cell>
          <table:table-cell office:value-type="float" office:value="1000">
            <text:p>1000</text:p>
          </table:table-cell>
          <table:table-cell table:formula="of:=[.B4]*10000000" office:value-type="float" office:value="10000000000">
            <text:p>10000000000</text:p>
          </table:table-cell>
          <table:table-cell table:formula="of:=[.C4]/1000000000" office:value-type="float" office:value="10">
            <text:p>1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4]/([.F4]*[.F4]*[.F4])*[.E4]" office:value-type="float" office:value="111.215663720846">
            <text:p>111,2156637208</text:p>
          </table:table-cell>
          <table:table-cell table:number-columns-repeated="3"/>
        </table:table-row>
        <table:table-row table:style-name="ro2">
          <table:table-cell office:value-type="string">
            <text:p>стекловолокно</text:p>
          </table:table-cell>
          <table:table-cell office:value-type="float" office:value="360">
            <text:p>360</text:p>
          </table:table-cell>
          <table:table-cell table:formula="of:=[.B5]*10000000" office:value-type="float" office:value="3600000000">
            <text:p>3600000000</text:p>
          </table:table-cell>
          <table:table-cell table:formula="of:=[.C5]/1000000000" office:value-type="float" office:value="3.6">
            <text:p>3,6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5]/([.F5]*[.F5]*[.F5])*[.E5]" office:value-type="float" office:value="40.0376389395044">
            <text:p>40,0376389395</text:p>
          </table:table-cell>
          <table:table-cell table:number-columns-repeated="3"/>
        </table:table-row>
        <table:table-row table:style-name="ro2">
          <table:table-cell office:value-type="string">
            <text:p>нейлон</text:p>
          </table:table-cell>
          <table:table-cell office:value-type="float" office:value="50">
            <text:p>50</text:p>
          </table:table-cell>
          <table:table-cell table:formula="of:=[.B6]*10000000" office:value-type="float" office:value="500000000">
            <text:p>500000000</text:p>
          </table:table-cell>
          <table:table-cell table:formula="of:=[.C6]/1000000000" office:value-type="float" office:value="0.5">
            <text:p>0,5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6]/([.F6]*[.F6]*[.F6])*[.E6]" office:value-type="float" office:value="5.56078318604228">
            <text:p>5,560783186</text:p>
          </table:table-cell>
          <table:table-cell table:number-columns-repeated="3"/>
        </table:table-row>
        <table:table-row table:style-name="ro2">
          <table:table-cell office:value-type="string">
            <text:p>дерево</text:p>
          </table:table-cell>
          <table:table-cell office:value-type="float" office:value="130">
            <text:p>130</text:p>
          </table:table-cell>
          <table:table-cell table:formula="of:=[.B7]*10000000" office:value-type="float" office:value="1300000000">
            <text:p>1300000000</text:p>
          </table:table-cell>
          <table:table-cell table:formula="of:=[.C7]/1000000000" office:value-type="float" office:value="1.3">
            <text:p>1,3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7]/([.F7]*[.F7]*[.F7])*[.E7]" office:value-type="float" office:value="14.4580362837099">
            <text:p>14,4580362837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8]*10000000" office:value-type="float" office:value="0">
            <text:p>0</text:p>
          </table:table-cell>
          <table:table-cell table:formula="of:=[.C8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8]/([.F8]*[.F8]*[.F8])*[.E8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9]*10000000" office:value-type="float" office:value="0">
            <text:p>0</text:p>
          </table:table-cell>
          <table:table-cell table:formula="of:=[.C9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9]/([.F9]*[.F9]*[.F9])*[.E9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10]*10000000" office:value-type="float" office:value="0">
            <text:p>0</text:p>
          </table:table-cell>
          <table:table-cell table:formula="of:=[.C10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10]/([.F10]*[.F10]*[.F10])*[.E10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11]*10000000" office:value-type="float" office:value="0">
            <text:p>0</text:p>
          </table:table-cell>
          <table:table-cell table:formula="of:=[.C11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11]/([.F11]*[.F11]*[.F11])*[.E11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12]*10000000" office:value-type="float" office:value="0">
            <text:p>0</text:p>
          </table:table-cell>
          <table:table-cell table:formula="of:=[.C12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12]/([.F12]*[.F12]*[.F12])*[.E12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13]*10000000" office:value-type="float" office:value="0">
            <text:p>0</text:p>
          </table:table-cell>
          <table:table-cell table:formula="of:=[.C13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13]/([.F13]*[.F13]*[.F13])*[.E13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14]*10000000" office:value-type="float" office:value="0">
            <text:p>0</text:p>
          </table:table-cell>
          <table:table-cell table:formula="of:=[.C14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14]/([.F14]*[.F14]*[.F14])*[.E14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15]*10000000" office:value-type="float" office:value="0">
            <text:p>0</text:p>
          </table:table-cell>
          <table:table-cell table:formula="of:=[.C15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15]/([.F15]*[.F15]*[.F15])*[.E15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16]*10000000" office:value-type="float" office:value="0">
            <text:p>0</text:p>
          </table:table-cell>
          <table:table-cell table:formula="of:=[.C16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16]/([.F16]*[.F16]*[.F16])*[.E16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17]*10000000" office:value-type="float" office:value="0">
            <text:p>0</text:p>
          </table:table-cell>
          <table:table-cell table:formula="of:=[.C17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17]/([.F17]*[.F17]*[.F17])*[.E17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18]*10000000" office:value-type="float" office:value="0">
            <text:p>0</text:p>
          </table:table-cell>
          <table:table-cell table:formula="of:=[.C18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18]/([.F18]*[.F18]*[.F18])*[.E18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19]*10000000" office:value-type="float" office:value="0">
            <text:p>0</text:p>
          </table:table-cell>
          <table:table-cell table:formula="of:=[.C19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19]/([.F19]*[.F19]*[.F19])*[.E19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20]*10000000" office:value-type="float" office:value="0">
            <text:p>0</text:p>
          </table:table-cell>
          <table:table-cell table:formula="of:=[.C20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20]/([.F20]*[.F20]*[.F20])*[.E20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21]*10000000" office:value-type="float" office:value="0">
            <text:p>0</text:p>
          </table:table-cell>
          <table:table-cell table:formula="of:=[.C21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21]/([.F21]*[.F21]*[.F21])*[.E21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22]*10000000" office:value-type="float" office:value="0">
            <text:p>0</text:p>
          </table:table-cell>
          <table:table-cell table:formula="of:=[.C22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22]/([.F22]*[.F22]*[.F22])*[.E22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23]*10000000" office:value-type="float" office:value="0">
            <text:p>0</text:p>
          </table:table-cell>
          <table:table-cell table:formula="of:=[.C23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23]/([.F23]*[.F23]*[.F23])*[.E23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24]*10000000" office:value-type="float" office:value="0">
            <text:p>0</text:p>
          </table:table-cell>
          <table:table-cell table:formula="of:=[.C24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24]/([.F24]*[.F24]*[.F24])*[.E24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25]*10000000" office:value-type="float" office:value="0">
            <text:p>0</text:p>
          </table:table-cell>
          <table:table-cell table:formula="of:=[.C25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25]/([.F25]*[.F25]*[.F25])*[.E25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26]*10000000" office:value-type="float" office:value="0">
            <text:p>0</text:p>
          </table:table-cell>
          <table:table-cell table:formula="of:=[.C26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26]/([.F26]*[.F26]*[.F26])*[.E26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27]*10000000" office:value-type="float" office:value="0">
            <text:p>0</text:p>
          </table:table-cell>
          <table:table-cell table:formula="of:=[.C27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27]/([.F27]*[.F27]*[.F27])*[.E27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28]*10000000" office:value-type="float" office:value="0">
            <text:p>0</text:p>
          </table:table-cell>
          <table:table-cell table:formula="of:=[.C28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28]/([.F28]*[.F28]*[.F28])*[.E28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29]*10000000" office:value-type="float" office:value="0">
            <text:p>0</text:p>
          </table:table-cell>
          <table:table-cell table:formula="of:=[.C29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29]/([.F29]*[.F29]*[.F29])*[.E29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30]*10000000" office:value-type="float" office:value="0">
            <text:p>0</text:p>
          </table:table-cell>
          <table:table-cell table:formula="of:=[.C30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30]/([.F30]*[.F30]*[.F30])*[.E30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31]*10000000" office:value-type="float" office:value="0">
            <text:p>0</text:p>
          </table:table-cell>
          <table:table-cell table:formula="of:=[.C31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31]/([.F31]*[.F31]*[.F31])*[.E31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32]*10000000" office:value-type="float" office:value="0">
            <text:p>0</text:p>
          </table:table-cell>
          <table:table-cell table:formula="of:=[.C32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32]/([.F32]*[.F32]*[.F32])*[.E32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33]*10000000" office:value-type="float" office:value="0">
            <text:p>0</text:p>
          </table:table-cell>
          <table:table-cell table:formula="of:=[.C33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33]/([.F33]*[.F33]*[.F33])*[.E33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34]*10000000" office:value-type="float" office:value="0">
            <text:p>0</text:p>
          </table:table-cell>
          <table:table-cell table:formula="of:=[.C34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34]/([.F34]*[.F34]*[.F34])*[.E34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35]*10000000" office:value-type="float" office:value="0">
            <text:p>0</text:p>
          </table:table-cell>
          <table:table-cell table:formula="of:=[.C35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35]/([.F35]*[.F35]*[.F35])*[.E35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36]*10000000" office:value-type="float" office:value="0">
            <text:p>0</text:p>
          </table:table-cell>
          <table:table-cell table:formula="of:=[.C36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36]/([.F36]*[.F36]*[.F36])*[.E36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37]*10000000" office:value-type="float" office:value="0">
            <text:p>0</text:p>
          </table:table-cell>
          <table:table-cell table:formula="of:=[.C37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37]/([.F37]*[.F37]*[.F37])*[.E37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38]*10000000" office:value-type="float" office:value="0">
            <text:p>0</text:p>
          </table:table-cell>
          <table:table-cell table:formula="of:=[.C38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38]/([.F38]*[.F38]*[.F38])*[.E38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39]*10000000" office:value-type="float" office:value="0">
            <text:p>0</text:p>
          </table:table-cell>
          <table:table-cell table:formula="of:=[.C39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39]/([.F39]*[.F39]*[.F39])*[.E39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40]*10000000" office:value-type="float" office:value="0">
            <text:p>0</text:p>
          </table:table-cell>
          <table:table-cell table:formula="of:=[.C40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40]/([.F40]*[.F40]*[.F40])*[.E40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41]*10000000" office:value-type="float" office:value="0">
            <text:p>0</text:p>
          </table:table-cell>
          <table:table-cell table:formula="of:=[.C41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41]/([.F41]*[.F41]*[.F41])*[.E41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42]*10000000" office:value-type="float" office:value="0">
            <text:p>0</text:p>
          </table:table-cell>
          <table:table-cell table:formula="of:=[.C42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42]/([.F42]*[.F42]*[.F42])*[.E42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43]*10000000" office:value-type="float" office:value="0">
            <text:p>0</text:p>
          </table:table-cell>
          <table:table-cell table:formula="of:=[.C43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43]/([.F43]*[.F43]*[.F43])*[.E43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44]*10000000" office:value-type="float" office:value="0">
            <text:p>0</text:p>
          </table:table-cell>
          <table:table-cell table:formula="of:=[.C44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44]/([.F44]*[.F44]*[.F44])*[.E44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45]*10000000" office:value-type="float" office:value="0">
            <text:p>0</text:p>
          </table:table-cell>
          <table:table-cell table:formula="of:=[.C45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45]/([.F45]*[.F45]*[.F45])*[.E45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46]*10000000" office:value-type="float" office:value="0">
            <text:p>0</text:p>
          </table:table-cell>
          <table:table-cell table:formula="of:=[.C46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46]/([.F46]*[.F46]*[.F46])*[.E46]"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/>
          <table:table-cell table:formula="of:=[.B47]*10000000" office:value-type="float" office:value="0">
            <text:p>0</text:p>
          </table:table-cell>
          <table:table-cell table:formula="of:=[.C47]/1000000000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44.8">
            <text:p>44,8</text:p>
          </table:table-cell>
          <table:table-cell table:formula="of:=[.C47]/([.F47]*[.F47]*[.F47])*[.E47]" office:value-type="float" office:value="0">
            <text:p>0</text:p>
          </table:table-cell>
          <table:table-cell table:number-columns-repeated="3"/>
        </table:table-row>
      </table:table>
      <table:table table:name="Лист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5">05.04.2014</text:date>, <text:time>01:33:0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4-04T23:23:17.12</meta:creation-date>
    <dc:date>2014-04-05T01:33:04.76</dc:date>
    <meta:editing-duration>PT2H9M48S</meta:editing-duration>
    <meta:editing-cycles>6</meta:editing-cycles>
    <meta:generator>OpenOffice.org/3.3$Win32 OpenOffice.org_project/330m20$Build-9567</meta:generator>
    <meta:document-statistic meta:table-count="3" meta:cell-count="289" meta:object-count="0"/>
  </office:meta>
</office:document-meta>
</file>